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3f106" officeooo:paragraph-rsid="001eba6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23f106" officeooo:paragraph-rsid="0024373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24e78d" officeooo:paragraph-rsid="0024e78d" style:font-size-asian="12pt" style:font-size-complex="12pt"/>
    </style:style>
    <style:style style:name="T1" style:family="text">
      <style:text-properties officeooo:rsid="00243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the Editor,</text:p>
      <text:p text:style-name="P1"/>
      <text:p text:style-name="P1">I’m writing in response to the article published in yesterday’s edition of your newspaper. It was connected with the issue that there are no more good role model<text:span text:style-name="T1">s</text:span> for young <text:span text:style-name="T1">poeple </text:span>in our 21st century society. I strongly disagree with this point of view. I would like to describe someone who is one of the best persons who can inspire the you<text:span text:style-name="T1">th</text:span>.</text:p>
      <text:p text:style-name="P1"/>
      <text:p text:style-name="P1">My candidate <text:s/>is Jerzy Owsiak. Despite the fact he is neither a footballer, nor a singer or <text:span text:style-name="T1">an </text:span>actor, for me he is a person who absolutely deserves to be called <text:span text:style-name="T1">the </text:span>role model. Jerzy Owsiak is the founder and th creator <text:span text:style-name="T1">of </text:span>the foundation called the "Great Orchestra of Christmas Charity". Every year he organise<text:span text:style-name="T1">s</text:span>, with the help <text:span text:style-name="T1">of</text:span> many thousan<text:span text:style-name="T1">d</text:span> of <text:span text:style-name="T1">volunters</text:span>, charity fundraiser.</text:p>
      <text:p text:style-name="P1"/>
      <text:p text:style-name="P2">Jerzy Owsiak <text:span text:style-name="T1">should be considered to be the</text:span> pattern of <text:span text:style-name="T1">the</text:span> role model, above all, for trying to help everyone. He know<text:span text:style-name="T1">s</text:span> that human li<text:span text:style-name="T1">f</text:span>e is more important than money or fame. The purchased equipment, from money of his foundation, saves lives of children <text:s/>and adults every year <text:s/>and <text:span text:style-name="T1">it</text:span> create<text:span text:style-name="T1">s</text:span> a chance to enjoy the health of those who had no hope of li<text:span text:style-name="T1">f</text:span>e anymore. Unfortunately, there are many people who critisize his work and want to force him hand to quit. </text:p>
      <text:p text:style-name="P1"/>
      <text:p text:style-name="P1">In the eyes of mine he is a real hero of our century. <text:span text:style-name="T1">When we look at his life, we can learn how how little is necessary to come to help.</text:span> I hope <text:span text:style-name="T1">one</text:span>eday I will be like him, and I wish this everyone.</text:p>
      <text:p text:style-name="P1"/>
      <text:p text:style-name="P3">Michał Parzy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21:07:22.063000000</meta:creation-date>
    <dc:date>2019-05-27T18:43:57.940000000</dc:date>
    <meta:editing-duration>PT21M52S</meta:editing-duration>
    <meta:editing-cycles>3</meta:editing-cycles>
    <meta:generator>LibreOffice/6.2.3.2$Windows_x86 LibreOffice_project/aecc05fe267cc68dde00352a451aa867b3b546ac</meta:generator>
    <meta:document-statistic meta:table-count="0" meta:image-count="0" meta:object-count="0" meta:page-count="1" meta:paragraph-count="6" meta:word-count="260" meta:character-count="1407" meta:non-whitespace-character-count="1149"/>
  </office:meta>
</office:document-meta>
</file>